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</style:style>
    <style:style style:name="T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justify"/>
    </style:style>
    <style:style style:name="T2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justify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</style:style>
    <style:style style:name="T2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</style:style>
    <style:style style:name="T2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justify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</style:style>
    <style:style style:name="T2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0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0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02" style:parent-style-name="Heading1" style:family="paragraph"/>
    <style:style style:name="T30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0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06" style:family="table-column">
      <style:table-column-properties style:column-width="3.0625in" style:use-optimal-column-width="false"/>
    </style:style>
    <style:style style:name="TableColumn307" style:family="table-column">
      <style:table-column-properties style:column-width="0.8138in" style:use-optimal-column-width="false"/>
    </style:style>
    <style:style style:name="TableColumn308" style:family="table-column">
      <style:table-column-properties style:column-width="0.8763in" style:use-optimal-column-width="false"/>
    </style:style>
    <style:style style:name="TableColumn309" style:family="table-column">
      <style:table-column-properties style:column-width="1.8138in" style:use-optimal-column-width="false"/>
    </style:style>
    <style:style style:name="Table305" style:family="table">
      <style:table-properties style:width="6.5666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center"/>
    </style:style>
    <style:style style:name="T31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</style:style>
    <style:style style:name="T31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P321" style:parent-style-name="Normal" style:family="paragraph">
      <style:paragraph-properties fo:widows="0" fo:orphans="0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center"/>
    </style:style>
    <style:style style:name="T32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28" style:parent-style-name="Normal" style:family="paragraph">
      <style:paragraph-properties fo:widows="0" fo:orphans="0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/>
    </style:style>
    <style:style style:name="T33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/>
    </style:style>
    <style:style style:name="T3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/>
    </style:style>
    <style:style style:name="T3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/>
    </style:style>
    <style:style style:name="T3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</style:style>
    <style:style style:name="T3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widows="2" fo:orphans="2"/>
    </style:style>
    <style:style style:name="T3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</style:style>
    <style:style style:name="T3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5" style:parent-style-name="Standard" style:family="paragraph">
      <style:paragraph-properties fo:widows="2" fo:orphans="2"/>
    </style:style>
    <style:style style:name="T37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/>
    </style:style>
    <style:style style:name="T3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6" style:parent-style-name="Standard" style:family="paragraph">
      <style:paragraph-properties fo:widows="2" fo:orphans="2"/>
    </style:style>
    <style:style style:name="T3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</style:style>
    <style:style style:name="T3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7" style:parent-style-name="Standard" style:family="paragraph">
      <style:paragraph-properties fo:widows="2" fo:orphans="2"/>
    </style:style>
    <style:style style:name="T3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</style:style>
    <style:style style:name="T40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widows="2" fo:orphans="2"/>
    </style:style>
    <style:style style:name="T4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widows="2" fo:orphans="2"/>
    </style:style>
    <style:style style:name="T4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5" style:family="table-cell">
      <style:table-cell-properties fo:border="0.0069in solid #000000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9" style:parent-style-name="Standard" style:family="paragraph">
      <style:paragraph-properties fo:widows="2" fo:orphans="2"/>
    </style:style>
    <style:style style:name="T42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widows="2" fo:orphans="2"/>
    </style:style>
    <style:style style:name="T4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0" style:parent-style-name="Standard" style:family="paragraph">
      <style:paragraph-properties fo:widows="2" fo:orphans="2"/>
    </style:style>
    <style:style style:name="T4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widows="2" fo:orphans="2"/>
    </style:style>
    <style:style style:name="T4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784in" fo:padding-bottom="0in" fo:padding-right="0.075in"/>
    </style:style>
    <style:style style:name="P43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3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4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4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46" style:parent-style-name="Heading1" style:family="paragraph"/>
    <style:style style:name="T4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3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February 28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forms.py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ks column.</text:span></text:p>
      <text:p text:style-name="P63"/>
      <text:p text:style-name="P64"><text:span text:style-name="T65">1. <text:s/></text:span><text:span text:style-name="T66"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able:table-row table:style-name="TableRow217">
          <table:table-cell table:style-name="TableCell218">
            <text:p text:style-name="P219"><text:span text:style-name="T220">T</text:span><text:span text:style-name="T221">abs are used fo</text:span><text:span text:style-name="T222">r indentions</text:span><text:span text:style-name="T223">.</text:span></text:p>
          </table:table-cell>
          <table:table-cell table:style-name="TableCell224">
            <text:p text:style-name="P225"><text:span text:style-name="T226">/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ext:soft-page-break/>
        <table:table-row table:style-name="TableRow231">
          <table:table-cell table:style-name="TableCell232">
            <text:p text:style-name="P233"><text:span text:style-name="T234">Exceptions are being handled appropriately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Meaningful variable names are used.</text:span></text:p>
          </table:table-cell>
          <table:table-cell table:style-name="TableCell246">
            <text:p text:style-name="P247"><text:span text:style-name="T248">/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Variable are initialized prior to use.</text:span></text:p>
          </table:table-cell>
          <table:table-cell table:style-name="TableCell257">
            <text:p text:style-name="P258"><text:span text:style-name="T259">/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<text:span text:style-name="T264">Python</text:span></text:p>
          </table:table-cell>
        </table:table-row>
        <table:table-row table:style-name="TableRow265">
          <table:table-cell table:style-name="TableCell266">
            <text:p text:style-name="P267"><text:span text:style-name="T268">Program statements are limited to one per line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Python</text:span></text:p>
          </table:table-cell>
        </table:table-row>
        <table:table-row table:style-name="TableRow277">
          <table:table-cell table:style-name="TableCell278">
            <text:p text:style-name="P279"><text:span text:style-name="T280">Parenthesis are used to remove<text:s/></text:span><text:span text:style-name="T281">operator precedence ambiguity and improve code readability.</text:span></text:p>
          </table:table-cell>
          <table:table-cell table:style-name="TableCell282">
            <text:p text:style-name="P283"><text:span text:style-name="T284">/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Meaningful error messages are used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list text:style-name="WWNum1">
        <text:list-item text:start-value="1">
          <text:p text:style-name="P300"/>
        </text:list-item>
      </text:list>
      <text:list text:style-name="WWNum1" text:continue-numbering="true">
        <text:list-item>
          <text:p text:style-name="P301"/>
        </text:list-item>
      </text:list>
      <text:list text:style-name="WWNum1" text:continue-numbering="true">
        <text:list-item>
          <text:p text:style-name="P302"><text:span text:style-name="T303">Design Principles (Modularity, Cohesion, Coupling). <text:s/>Place a check mark if the method complies with Coupling and Cohesion. <text:s/>If not, leave it<text:s/></text:span><text:span text:style-name="T304">blank.</text:span></text:p>
        </text:list-item>
      </text:list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 table:number-rows-spanned="2">
            <text:p text:style-name="P312"><text:span text:style-name="T313">List of Method Signature</text:span></text:p>
          </table:table-cell>
          <table:table-cell table:style-name="TableCell314" table:number-columns-spanned="2">
            <text:p text:style-name="P315"><text:span text:style-name="T316">Modularity</text:span></text:p>
          </table:table-cell>
          <table:covered-table-cell/>
          <table:table-cell table:style-name="TableCell317" table:number-rows-spanned="2">
            <text:p text:style-name="P318"><text:span text:style-name="T319">Remarks</text:span></text:p>
          </table:table-cell>
        </table:table-row>
        <table:table-row table:style-name="TableRow320">
          <table:covered-table-cell>
            <text:p text:style-name="P321"/>
          </table:covered-table-cell>
          <table:table-cell table:style-name="TableCell322">
            <text:p text:style-name="P323"><text:span text:style-name="T324">Coupling</text:span></text:p>
          </table:table-cell>
          <table:table-cell table:style-name="TableCell325">
            <text:p text:style-name="P326"><text:span text:style-name="T327">Cohesion</text:span></text:p>
          </table:table-cell>
          <table:covered-table-cell>
            <text:p text:style-name="P328"/>
          </table:covered-table-cell>
        </table:table-row>
        <table:table-row table:style-name="TableRow329">
          <table:table-cell table:style-name="TableCell330">
            <text:p text:style-name="P331"><text:span text:style-name="T332">time_converter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<text:span text:style-name="T337">/</text:span>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time_format_checker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<text:span text:style-name="T348">/</text:span>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<text:span text:style-name="T354">validate_email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<text:span text:style-name="T359">/</text:span>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<text:span text:style-name="T365">validate_password1</text:span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<text:span text:style-name="T370">/</text:span>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<text:span text:style-name="T376">validate_name</text:span>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<text:span text:style-name="T381">/</text:span>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<text:span text:style-name="T387">validate_timeStart</text:span>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<text:span text:style-name="T392">/</text:span>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<text:span text:style-name="T398">validate_timeEnd</text:span>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<text:span text:style-name="T403">/</text:span>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<text:span text:style-name="T409">validate_description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<text:span text:style-name="T414">/</text:span>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validate_group</text:span></text:p>
          </table:table-cell>
          <table:table-cell table:style-name="TableCell421">
            <text:p text:style-name="P422"/>
          </table:table-cell>
          <table:table-cell table:style-name="TableCell423">
            <text:p text:style-name="P424"><text:span text:style-name="T425">/</text:span>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validate_person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<text:span text:style-name="T436">/</text:span></text:p>
          </table:table-cell>
          <table:table-cell table:style-name="TableCell437">
            <text:p text:style-name="P438"/>
          </table:table-cell>
        </table:table-row>
      </table:table>
      <text:p text:style-name="P439"/>
      <text:list text:style-name="WWNum1" text:continue-numbering="true">
        <text:list-item>
          <text:p text:style-name="P440"/>
        </text:list-item>
      </text:list>
      <text:list text:style-name="WWNum1" text:continue-numbering="true">
        <text:list-item>
          <text:p text:style-name="P441"/>
        </text:list-item>
      </text:list>
      <text:p text:style-name="P442"/>
      <text:p text:style-name="P443"/>
      <text:p text:style-name="P444"/>
      <text:p text:style-name="P445"/>
      <text:list text:style-name="WWNum1" text:continue-numbering="true">
        <text:list-item>
          <text:p text:style-name="P446"><text:span text:style-name="T447">Reviewer’s Comments:</text:span><text:span text:style-name="T448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2-28T10:21:00Z</meta:creation-date>
    <dc:date>2020-02-28T10:21:00Z</dc:date>
    <meta:template xlink:href="Normal" xlink:type="simple"/>
    <meta:editing-cycles>2</meta:editing-cycles>
    <meta:editing-duration>PT0S</meta:editing-duration>
    <meta:document-statistic meta:page-count="2" meta:paragraph-count="4" meta:word-count="305" meta:character-count="2043" meta:row-count="14" meta:non-whitespace-character-count="1742"/>
  </office:meta>
</office:document-meta>
</file>